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might be the place... 
</text:p>
          </table:table-cell>
          <table:table-cell table:style-name="ce0" office:value-type="string">
            <text:p>We've made it this far, but...</text:p>
          </table:table-cell>
          <table:table-cell table:number-columns-repeated="1019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 I'm not sure if it's a good idea to go any further in. 
</text:p>
          </table:table-cell>
          <table:table-cell table:style-name="ce0" office:value-type="string">
            <text:p>Honestly, I'm not sure if it's a good idea to
go any further in.</text:p>
          </table:table-cell>
          <table:table-cell table:number-columns-repeated="1019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 here, what should we do? 
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19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 incredibly strong. 
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19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 Sharusharu, there might not be anything we can do if we go in there right now... 
</text:p>
          </table:table-cell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19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Well anyway, let's go forward. 
</text:p>
          </table:table-cell>
          <table:table-cell table:style-name="ce0" office:value-type="string">
            <text:p>Hmm. In that case, here's what we do.</text:p>
          </table:table-cell>
          <table:table-cell table:number-columns-repeated="1019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We'll make our way deeper in the forest for now, and if it turns out that there really is a bandit gang, we'll head directly back out and report it to the soldiers. 
</text:p>
          </table:table-cell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19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o in too deep. 
</text:p>
          </table:table-cell>
          <table:table-cell table:style-name="ce0" office:value-type="string">
            <text:p>Basically, we don't go too far in.</text:p>
          </table:table-cell>
          <table:table-cell table:number-columns-repeated="1019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. 
</text:p>
          </table:table-cell>
          <table:table-cell table:style-name="ce0" office:value-type="string">
            <text:p>Yeah, we should be all right like that.</text:p>
          </table:table-cell>
          <table:table-cell table:number-columns-repeated="1019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 
</text:p>
          </table:table-cell>
          <table:table-cell table:style-name="ce0" office:value-type="string">
            <text:p>It's decided. Let's proceed carefull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